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eak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495544446859378" calcext:value-type="float">
            <text:p>0.495544446859378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93625678119349" calcext:value-type="float">
            <text:p>0.93625678119349</text:p>
          </table:table-cell>
          <table:table-cell office:value-type="float" office:value="0.640878848831812" calcext:value-type="float">
            <text:p>0.640878848831812</text:p>
          </table:table-cell>
          <table:table-cell table:formula="of:=[.A2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50119539230602" calcext:value-type="float">
            <text:p>0.5011953923060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0.938065099457504" calcext:value-type="float">
            <text:p>0.938065099457504</text:p>
          </table:table-cell>
          <table:table-cell office:value-type="float" office:value="0.643910007757952" calcext:value-type="float">
            <text:p>0.643910007757952</text:p>
          </table:table-cell>
          <table:table-cell table:formula="of:=[.A3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table:style-name="ce1" office:value-type="float" office:value="0.519234948924147" calcext:value-type="float">
            <text:p>0.5192349489241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493805694414258" calcext:value-type="float">
            <text:p>0.493805694414258</text:p>
          </table:table-cell>
          <table:table-cell office:value-type="float" office:value="0.48636681426241" calcext:value-type="float">
            <text:p>0.48636681426241</text:p>
          </table:table-cell>
          <table:table-cell office:value-type="float" office:value="0.943490054249548" calcext:value-type="float">
            <text:p>0.943490054249548</text:p>
          </table:table-cell>
          <table:table-cell office:value-type="float" office:value="0.641857604182685" calcext:value-type="float">
            <text:p>0.641857604182685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493588350358618" calcext:value-type="float">
            <text:p>0.493588350358618</text:p>
          </table:table-cell>
          <table:table-cell office:value-type="float" office:value="0.486304549675023" calcext:value-type="float">
            <text:p>0.486304549675023</text:p>
          </table:table-cell>
          <table:table-cell office:value-type="float" office:value="0.947106690777577" calcext:value-type="float">
            <text:p>0.947106690777577</text:p>
          </table:table-cell>
          <table:table-cell office:value-type="float" office:value="0.642638036809816" calcext:value-type="float">
            <text:p>0.642638036809816</text:p>
          </table:table-cell>
          <table:table-cell table:formula="of:=[.A6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502934144751141" calcext:value-type="float">
            <text:p>0.502934144751141</text:p>
          </table:table-cell>
          <table:table-cell office:value-type="float" office:value="0.490983409473431" calcext:value-type="float">
            <text:p>0.490983409473431</text:p>
          </table:table-cell>
          <table:table-cell office:value-type="float" office:value="0.923146473779385" calcext:value-type="float">
            <text:p>0.923146473779385</text:p>
          </table:table-cell>
          <table:table-cell office:value-type="float" office:value="0.641029665672579" calcext:value-type="float">
            <text:p>0.641029665672579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507715713975223" calcext:value-type="float">
            <text:p>0.507715713975223</text:p>
          </table:table-cell>
          <table:table-cell office:value-type="float" office:value="0.492757584039355" calcext:value-type="float">
            <text:p>0.492757584039355</text:p>
          </table:table-cell>
          <table:table-cell office:value-type="float" office:value="0.815099457504521" calcext:value-type="float">
            <text:p>0.815099457504521</text:p>
          </table:table-cell>
          <table:table-cell office:value-type="float" office:value="0.614205416453756" calcext:value-type="float">
            <text:p>0.614205416453756</text:p>
          </table:table-cell>
          <table:table-cell table:formula="of:=[.A8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496631167137579" calcext:value-type="float">
            <text:p>0.496631167137579</text:p>
          </table:table-cell>
          <table:table-cell office:value-type="float" office:value="0.48803497468937" calcext:value-type="float">
            <text:p>0.48803497468937</text:p>
          </table:table-cell>
          <table:table-cell office:value-type="float" office:value="0.958860759493671" calcext:value-type="float">
            <text:p>0.958860759493671</text:p>
          </table:table-cell>
          <table:table-cell office:value-type="float" office:value="0.646843549862763" calcext:value-type="float">
            <text:p>0.646843549862763</text:p>
          </table:table-cell>
          <table:table-cell table:formula="of:=[.A9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494892414692458" calcext:value-type="float">
            <text:p>0.494892414692458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0.962025316455696" calcext:value-type="float">
            <text:p>0.962025316455696</text:p>
          </table:table-cell>
          <table:table-cell office:value-type="float" office:value="0.646808510638298" calcext:value-type="float">
            <text:p>0.646808510638298</text:p>
          </table:table-cell>
          <table:table-cell table:formula="of:=[.A10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505324929363182" calcext:value-type="float">
            <text:p>0.505324929363182</text:p>
          </table:table-cell>
          <table:table-cell office:value-type="float" office:value="0.492156862745098" calcext:value-type="float">
            <text:p>0.492156862745098</text:p>
          </table:table-cell>
          <table:table-cell office:value-type="float" office:value="0.907775768535262" calcext:value-type="float">
            <text:p>0.907775768535262</text:p>
          </table:table-cell>
          <table:table-cell office:value-type="float" office:value="0.638270820089002" calcext:value-type="float">
            <text:p>0.638270820089002</text:p>
          </table:table-cell>
          <table:table-cell table:formula="of:=[.A11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519234948924147" calcext:value-type="float">
            <text:p>0.5192349489241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]" office:value-type="string" office:string-value="give_model_20" calcext:value-type="string">
            <text:p>give_model_2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2])" office:value-type="float" office:value="0.519234948924147" calcext:value-type="float">
            <text:p>0.519234948924147</text:p>
          </table:table-cell>
          <table:table-cell table:formula="of:=MAX([.C2:.C12])" office:value-type="float" office:value="0.492757584039355" calcext:value-type="float">
            <text:p>0.492757584039355</text:p>
          </table:table-cell>
          <table:table-cell table:formula="of:=MAX([.D2:.D12])" office:value-type="float" office:value="0.962025316455696" calcext:value-type="float">
            <text:p>0.962025316455696</text:p>
          </table:table-cell>
          <table:table-cell table:formula="of:=MAX([.E2:.E12])" office:value-type="float" office:value="0.646843549862763" calcext:value-type="float">
            <text:p>0.646843549862763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5];[.B2:.F12];5;0)" office:value-type="string" office:string-value="give_model_10" calcext:value-type="string">
            <text:p>give_model_10</text:p>
          </table:table-cell>
          <table:table-cell table:style-name="ce2" table:formula="of:=VLOOKUP([.C15];[.C2:.F12];4;0)" office:value-type="string" office:string-value="give_model_00" calcext:value-type="string">
            <text:p>give_model_00</text:p>
          </table:table-cell>
          <table:table-cell table:style-name="ce2" table:formula="of:=VLOOKUP([.D15];[.D2:.F12];3;0)" office:value-type="string" office:string-value="give_model_50000" calcext:value-type="string">
            <text:p>give_model_50000</text:p>
          </table:table-cell>
          <table:table-cell table:style-name="ce2" table:formula="of:=VLOOKUP([.E15];[.E2:.F12];2;0)" office:value-type="string" office:string-value="give_model_60" calcext:value-type="string">
            <text:p>give_model_60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1T16:09:39.950859629</dc:date>
    <meta:editing-duration>PT6M13S</meta:editing-duration>
    <meta:editing-cycles>2</meta:editing-cycles>
    <meta:document-statistic meta:table-count="1" meta:cell-count="82" meta:object-count="0"/>
  </office:meta>
</office:document-meta>
</file>